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0.32">
            <text:p>0.3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style-name="ce1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92">
            <text:p>1.9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.41">
            <text:p>2.41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.67">
            <text:p>2.67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.95">
            <text:p>2.95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.22">
            <text:p>3.22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.39">
            <text:p>3.39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.51">
            <text:p>3.51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64">
            <text:p>3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G27" table:end-x="0.522in" table:end-y="0.1177in" draw:z-index="0" draw:style-name="gr1" svg:width="3.1492in" svg:height="2.7555in" svg:x="0.0398in" svg:y="0.0394in">
              <draw:object draw:notify-on-update-of-ranges="Sheet1.A1:Sheet1.A1 Sheet1.A2:Sheet1.A10 Sheet1.B1:Sheet1.B1 Sheet1.B2:Sheet1.B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04/21/2009</text:date>, <text:time>18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4-05T21:20:48</meta:creation-date>
    <dc:date>2009-04-21T18:07:18</dc:date>
    <meta:editing-cycles>9</meta:editing-cycles>
    <meta:editing-duration>PT50M35S</meta:editing-duration>
    <meta:user-defined meta:name="Info 1"/>
    <meta:user-defined meta:name="Info 2"/>
    <meta:user-defined meta:name="Info 3"/>
    <meta:user-defined meta:name="Info 4"/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628cm" svg:y="3.213cm" chart:style-name="ch2"/>
        <chart:plot-area chart:style-name="ch3" table:cell-range-address="Sheet1.A1:Sheet1.B10" chart:data-source-has-labels="both" svg:x="0.119cm" svg:y="0.14cm" svg:width="6.348cm" svg:height="6.64cm">
          <chart:axis chart:dimension="x" chart:name="primary-x" chart:style-name="ch4">
            <chart:title svg:x="2.724cm" svg:y="6.343cm" chart:style-name="ch5">
              <text:p>Bitová šířka</text:p>
            </chart:title>
            <chart:categories table:cell-range-address="Sheet1.A2:Sheet1.A10"/>
          </chart:axis>
          <chart:axis chart:dimension="y" chart:name="primary-y" chart:style-name="ch4">
            <chart:title svg:x="0.161cm" svg:y="4.312cm" chart:style-name="ch6">
              <text:p>Celkový čas (s)</text:p>
            </chart:title>
            <chart:grid chart:style-name="ch7" chart:class="major"/>
          </chart:axis>
          <chart:series chart:style-name="ch8" chart:values-cell-range-address="Sheet1.B2:Sheet1.B10" chart:label-cell-address="Sheet1.B1:Sheet1.B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32</text:p>
              </table:table-cell>
            </table:table-row>
          </table:table-header-rows>
          <table:table-rows>
            <table:table-row>
              <table:table-cell office:value-type="string">
                <text:p>20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64">
                <text:p>3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